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1" manifest:media-type="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c0000" draw:textarea-horizontal-align="justify" draw:textarea-vertical-align="middle" draw:auto-grow-height="false" fo:min-height="1.097cm" fo:min-width="1.118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P1" style:family="paragraph">
      <loext:graphic-properties draw:fill-color="#dc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Bitstream Vera Sans Mono"/>
    </style:style>
    <style:style style:name="P5" style:family="paragraph">
      <loext:graphic-properties draw:fill="none" draw:fill-color="#ffffff"/>
      <style:text-properties style:font-name="Bitstream Vera Sans Mono"/>
    </style:style>
    <style:style style:name="T1" style:family="text">
      <style:text-properties style:font-name="Bitstream Vera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4" draw:id="id14">
          <draw:custom-shape draw:style-name="gr1" draw:text-style-name="P1" xml:id="id2" draw:id="id2" draw:layer="layout" svg:width="2.286cm" svg:height="1.905cm" svg:x="6.334cm" svg:y="14.084cm">
            <text:p text:style-name="P2"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2.007cm" svg:height="0.85cm" svg:x="6.588cm" svg:y="14.662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custom-shape draw:style-name="gr1" draw:text-style-name="P1" xml:id="id1" draw:id="id1" draw:layer="layout" svg:width="2.286cm" svg:height="1.905cm" svg:x="3.413cm" svg:y="11.41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06cm" svg:height="0.802cm" svg:x="3.612cm" svg:y="12.02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3" draw:text-style-name="P3" draw:layer="layout" draw:type="line" svg:x1="5.365cm" svg:y1="13.04cm" svg:x2="6.668cm" svg:y2="14.363cm" draw:start-shape="id1" draw:start-glue-point="9" draw:end-shape="id2" draw:end-glue-point="5" svg:d="M5365 13040l1303 1323" svg:viewBox="0 0 1304 1324">
          <text:p/>
        </draw:connector>
        <draw:connector draw:style-name="gr3" draw:text-style-name="P3" draw:layer="layout" draw:type="line" svg:x1="7.477cm" svg:y1="13.091cm" svg:x2="7.477cm" svg:y2="14.084cm" draw:start-shape="id3" draw:start-glue-point="8" draw:end-shape="id2" draw:end-glue-point="4" svg:d="M7477 13091v993" svg:viewBox="0 0 1 994">
          <text:p/>
        </draw:connector>
        <draw:g>
          <draw:custom-shape draw:style-name="gr1" draw:text-style-name="P1" xml:id="id4" draw:id="id4" draw:layer="layout" svg:width="2.286cm" svg:height="1.905cm" svg:x="9.382cm" svg:y="11.6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984cm" svg:height="0.783cm" svg:x="9.581cm" svg:y="12.28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connector draw:style-name="gr3" draw:text-style-name="P3" draw:layer="layout" draw:type="line" svg:x1="10.525cm" svg:y1="13.578cm" svg:x2="10.526cm" svg:y2="14.584cm" draw:start-shape="id4" draw:start-glue-point="8" draw:end-shape="id5" draw:end-glue-point="4" svg:d="M10525 13578l1 1006" svg:viewBox="0 0 2 1007">
          <text:p/>
        </draw:connector>
        <draw:g>
          <draw:custom-shape draw:style-name="gr1" draw:text-style-name="P1" xml:id="id3" draw:id="id3" draw:layer="layout" svg:width="2.286cm" svg:height="1.905cm" svg:x="6.334cm" svg:y="11.1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979cm" svg:height="0.783cm" svg:x="6.533cm" svg:y="11.794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1" draw:text-style-name="P1" xml:id="id7" draw:id="id7" draw:layer="layout" svg:width="2.286cm" svg:height="1.905cm" svg:x="6.335cm" svg:y="11.1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979cm" svg:height="0.783cm" svg:x="6.534cm" svg:y="11.781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connector draw:style-name="gr3" draw:text-style-name="P3" draw:layer="layout" draw:type="line" svg:x1="11.16cm" svg:y1="9.066cm" svg:x2="7.478cm" svg:y2="11.261cm" draw:start-shape="id6" draw:start-glue-point="3" svg:d="M11160 9066l-3682 2195" svg:viewBox="0 0 3683 2196">
          <text:p/>
        </draw:connector>
        <draw:connector draw:style-name="gr3" draw:text-style-name="P3" draw:layer="layout" draw:type="line" svg:x1="7.478cm" svg:y1="13.078cm" svg:x2="7.505cm" svg:y2="14.071cm" draw:start-shape="id7" draw:start-glue-point="8" svg:d="M7478 13078l27 993" svg:viewBox="0 0 28 994">
          <text:p/>
        </draw:connector>
        <draw:g>
          <draw:custom-shape draw:style-name="gr1" draw:text-style-name="P1" xml:id="id9" draw:id="id9" draw:layer="layout" svg:width="2.286cm" svg:height="1.905cm" svg:x="12.43cm" svg:y="12.0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99cm" svg:height="0.783cm" svg:x="12.629cm" svg:y="12.681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connector draw:style-name="gr3" draw:text-style-name="P3" draw:layer="layout" draw:type="line" svg:x1="12.858cm" svg:y1="9.738cm" svg:x2="13.573cm" svg:y2="12.073cm" draw:start-shape="id8" draw:start-glue-point="9" draw:end-shape="id9" draw:end-glue-point="4" svg:d="M12858 9738l715 2335" svg:viewBox="0 0 716 2336">
          <text:p/>
        </draw:connector>
        <draw:custom-shape draw:style-name="gr1" draw:text-style-name="P1" xml:id="id8" draw:id="id8" draw:layer="layout" svg:width="2.286cm" svg:height="1.905cm" svg:x="10.90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6" draw:id="id6" draw:layer="layout" svg:width="1.901cm" svg:height="0.946cm" svg:x="11.16cm" svg:y="8.59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 xml:id="id10" draw:id="id10">
          <draw:custom-shape draw:style-name="gr1" draw:text-style-name="P1" xml:id="id11" draw:id="id11" draw:layer="layout" svg:width="2.286cm" svg:height="1.905cm" svg:x="15.324cm" svg:y="12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2.024cm" svg:height="0.783cm" svg:x="15.523cm" svg:y="13.281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connector draw:style-name="gr3" draw:text-style-name="P3" draw:layer="layout" draw:type="line" svg:x1="13.192cm" svg:y1="9.065cm" svg:x2="16.467cm" svg:y2="12.673cm" draw:start-shape="id8" draw:start-glue-point="10" draw:end-shape="id10" draw:end-glue-point="0" svg:d="M13192 9065l3275 3608" svg:viewBox="0 0 3276 3609">
          <text:p/>
        </draw:connector>
        <draw:connector draw:style-name="gr3" draw:text-style-name="P3" draw:layer="layout" draw:type="line" svg:x1="16.467cm" svg:y1="14.578cm" svg:x2="16.467cm" svg:y2="15.584cm" draw:start-shape="id11" draw:start-glue-point="8" draw:end-shape="id12" draw:end-glue-point="4" svg:d="M16467 14578v1006" svg:viewBox="0 0 1 1007">
          <text:p/>
        </draw:connector>
        <draw:g xml:id="id16" draw:id="id16">
          <draw:custom-shape draw:style-name="gr1" draw:text-style-name="P1" xml:id="id13" draw:id="id13" draw:layer="layout" svg:width="2.286cm" svg:height="1.905cm" svg:x="12.43cm" svg:y="14.9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2.007cm" svg:height="0.85cm" svg:x="12.684cm" svg:y="15.562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 xml:id="id15" draw:id="id15">
          <draw:custom-shape draw:style-name="gr1" draw:text-style-name="P1" draw:layer="layout" svg:width="2.286cm" svg:height="1.905cm" svg:x="9.382cm" svg:y="14.5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2.007cm" svg:height="0.85cm" svg:x="9.636cm" svg:y="15.162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custom-shape draw:style-name="gr1" draw:text-style-name="P1" xml:id="id5" draw:id="id5" draw:layer="layout" svg:width="2.286cm" svg:height="1.905cm" svg:x="9.383cm" svg:y="14.5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2.007cm" svg:height="0.85cm" svg:x="9.637cm" svg:y="15.162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 xml:id="id17" draw:id="id17">
          <draw:custom-shape draw:style-name="gr1" draw:text-style-name="P1" xml:id="id12" draw:id="id12" draw:layer="layout" svg:width="2.286cm" svg:height="1.905cm" svg:x="15.324cm" svg:y="15.5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2.007cm" svg:height="0.85cm" svg:x="15.578cm" svg:y="16.162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connector draw:style-name="gr3" draw:text-style-name="P3" draw:layer="layout" draw:type="line" svg:x1="11.24cm" svg:y1="9.738cm" svg:x2="10.525cm" svg:y2="11.673cm" draw:start-shape="id8" draw:start-glue-point="7" draw:end-shape="id4" draw:end-glue-point="4" svg:d="M11240 9738l-715 1935" svg:viewBox="0 0 716 1936">
          <text:p/>
        </draw:connector>
        <draw:connector draw:style-name="gr3" draw:text-style-name="P3" draw:layer="layout" draw:type="line" svg:x1="13.573cm" svg:y1="14.078cm" svg:x2="13.573cm" svg:y2="15.084cm" draw:start-shape="id9" draw:start-glue-point="8" draw:end-shape="id13" draw:end-glue-point="4" svg:d="M13573 14078v1006" svg:viewBox="0 0 1 1007">
          <text:p/>
        </draw:connector>
        <draw:connector draw:style-name="gr3" draw:text-style-name="P3" draw:layer="layout" draw:type="line" svg:x1="8.62cm" svg:y1="15.036cm" svg:x2="9.382cm" svg:y2="15.536cm" draw:start-shape="id14" draw:start-glue-point="1" draw:end-shape="id15" draw:end-glue-point="3" svg:d="M8620 15036l762 500" svg:viewBox="0 0 763 501">
          <text:p/>
        </draw:connector>
        <draw:connector draw:style-name="gr3" draw:text-style-name="P3" draw:layer="layout" draw:type="line" svg:x1="11.669cm" svg:y1="15.536cm" svg:x2="12.43cm" svg:y2="15.936cm" draw:start-shape="id15" draw:start-glue-point="1" draw:end-shape="id16" draw:end-glue-point="3" svg:d="M11669 15536l761 400" svg:viewBox="0 0 762 401">
          <text:p/>
        </draw:connector>
        <draw:connector draw:style-name="gr3" draw:text-style-name="P3" draw:layer="layout" draw:type="line" svg:x1="14.716cm" svg:y1="15.936cm" svg:x2="15.324cm" svg:y2="16.536cm" draw:start-shape="id16" draw:start-glue-point="1" draw:end-shape="id17" svg:d="M14716 15936l608 600" svg:viewBox="0 0 609 601">
          <text:p/>
        </draw:connector>
        <draw:connector draw:style-name="gr4" draw:text-style-name="P3" draw:layer="layout" draw:type="line" svg:x1="16.467cm" svg:y1="17.489cm" svg:x2="17.595cm" svg:y2="18.19cm" draw:start-shape="id17" draw:start-glue-point="2" svg:d="M16467 17489l1128 701" svg:viewBox="0 0 1129 702">
          <text:p/>
        </draw:connector>
        <draw:frame draw:style-name="gr5" draw:text-style-name="P5" draw:layer="layout" svg:width="0.82cm" svg:height="0.988cm" svg:x="17.833cm" svg:y="17.764cm">
          <draw:text-box>
            <text:p text:style-name="P4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0:45:14.337681167</meta:creation-date>
    <dc:date>2018-06-05T11:51:18.989883096</dc:date>
    <meta:editing-duration>PT55M32S</meta:editing-duration>
    <meta:editing-cycles>4</meta:editing-cycles>
    <meta:generator>LibreOffice/5.1.6.2$Linux_X86_64 LibreOffice_project/10m0$Build-2</meta:generator>
    <meta:document-statistic meta:object-count="47"/>
  </office:meta>
</office:document-meta>
</file>

<file path=Object 1/content.xml><?xml version="1.0" encoding="utf-8"?>
<math xmlns="http://www.w3.org/1998/Math/MathML" display="block">
  <semantics>
    <mstyle color="white">
      <mrow>
        <mi mathvariant="italic">elem</mi>
        <mn>4</mn>
      </mrow>
    </mstyle>
    <annotation encoding="StarMath 5.0">color white {elem 4}</annotation>
  </semantics>
</math>
</file>

<file path=Object 10/content.xml><?xml version="1.0" encoding="utf-8"?>
<math xmlns="http://www.w3.org/1998/Math/MathML" display="block">
  <semantics>
    <mstyle color="white">
      <mrow>
        <mi>F</mi>
        <mrow>
          <mo fence="true" stretchy="false">(</mo>
          <mrow>
            <mrow>
              <mi>.</mi>
              <mi>,</mi>
              <mi>.</mi>
            </mrow>
          </mrow>
          <mo fence="true" stretchy="false">)</mo>
        </mrow>
      </mrow>
    </mstyle>
    <annotation encoding="StarMath 5.0">color white {F(.,.)}</annotation>
  </semantics>
</math>
</file>

<file path=Object 11/content.xml><?xml version="1.0" encoding="utf-8"?>
<math xmlns="http://www.w3.org/1998/Math/MathML" display="block">
  <semantics>
    <mstyle color="white">
      <mrow>
        <mi>F</mi>
        <mrow>
          <mo fence="true" stretchy="false">(</mo>
          <mrow>
            <mrow>
              <mi>.</mi>
              <mi>,</mi>
              <mi>.</mi>
            </mrow>
          </mrow>
          <mo fence="true" stretchy="false">)</mo>
        </mrow>
      </mrow>
    </mstyle>
    <annotation encoding="StarMath 5.0">color white {F(.,.)}</annotation>
  </semantics>
</math>
</file>

<file path=Object 12/content.xml><?xml version="1.0" encoding="utf-8"?>
<math xmlns="http://www.w3.org/1998/Math/MathML" display="block">
  <semantics>
    <mstyle color="white">
      <mrow>
        <mi>F</mi>
        <mrow>
          <mo fence="true" stretchy="false">(</mo>
          <mrow>
            <mrow>
              <mi>.</mi>
              <mi>,</mi>
              <mi>.</mi>
            </mrow>
          </mrow>
          <mo fence="true" stretchy="false">)</mo>
        </mrow>
      </mrow>
    </mstyle>
    <annotation encoding="StarMath 5.0">color white {F(.,.)}</annotation>
  </semantics>
</math>
</file>

<file path=Object 2/content.xml><?xml version="1.0" encoding="utf-8"?>
<math xmlns="http://www.w3.org/1998/Math/MathML" display="block">
  <semantics>
    <mstyle color="white">
      <mrow>
        <mi>F</mi>
        <mrow>
          <mo fence="true" stretchy="false">(</mo>
          <mrow>
            <mrow>
              <mi>.</mi>
              <mi>,</mi>
              <mi>.</mi>
            </mrow>
          </mrow>
          <mo fence="true" stretchy="false">)</mo>
        </mrow>
      </mrow>
    </mstyle>
    <annotation encoding="StarMath 5.0">color white {F(.,.)}</annotation>
  </semantics>
</math>
</file>

<file path=Object 3/content.xml><?xml version="1.0" encoding="utf-8"?>
<math xmlns="http://www.w3.org/1998/Math/MathML" display="block">
  <semantics>
    <mstyle color="white">
      <mrow>
        <mi mathvariant="italic">elem</mi>
        <mn>2</mn>
      </mrow>
    </mstyle>
    <annotation encoding="StarMath 5.0">color white {elem 2}</annotation>
  </semantics>
</math>
</file>

<file path=Object 4/content.xml><?xml version="1.0" encoding="utf-8"?>
<math xmlns="http://www.w3.org/1998/Math/MathML" display="block">
  <semantics>
    <mstyle color="white">
      <mrow>
        <mi mathvariant="italic">elem</mi>
        <mn>1</mn>
      </mrow>
    </mstyle>
    <annotation encoding="StarMath 5.0">color white {elem 1}</annotation>
  </semantics>
</math>
</file>

<file path=Object 5/content.xml><?xml version="1.0" encoding="utf-8"?>
<math xmlns="http://www.w3.org/1998/Math/MathML" display="block">
  <semantics>
    <mstyle color="white">
      <mrow>
        <mi mathvariant="italic">elem</mi>
        <mn>3</mn>
      </mrow>
    </mstyle>
    <annotation encoding="StarMath 5.0">color white {elem 3}</annotation>
  </semantics>
</math>
</file>

<file path=Object 6/content.xml><?xml version="1.0" encoding="utf-8"?>
<math xmlns="http://www.w3.org/1998/Math/MathML" display="block">
  <semantics>
    <mstyle color="white">
      <mrow>
        <mo fence="true" stretchy="false">[</mo>
        <mrow>
          <mrow>
            <mn>0</mn>
            <mi>;</mi>
            <mn>1</mn>
          </mrow>
        </mrow>
        <mo fence="true" stretchy="false">]</mo>
      </mrow>
    </mstyle>
    <annotation encoding="StarMath 5.0">color white {[0;1]}</annotation>
  </semantics>
</math>
</file>

<file path=Object 7/content.xml><?xml version="1.0" encoding="utf-8"?>
<math xmlns="http://www.w3.org/1998/Math/MathML" display="block">
  <semantics>
    <mstyle color="white">
      <mrow>
        <mi mathvariant="italic">elem</mi>
        <mn>1</mn>
      </mrow>
    </mstyle>
    <annotation encoding="StarMath 5.0">color white {elem 1}</annotation>
  </semantics>
</math>
</file>

<file path=Object 8/content.xml><?xml version="1.0" encoding="utf-8"?>
<math xmlns="http://www.w3.org/1998/Math/MathML" display="block">
  <semantics>
    <mstyle color="white">
      <mrow>
        <mi>u</mi>
        <mo stretchy="false">∈</mo>
        <msup>
          <mi mathvariant="normal">ℝ</mi>
          <mn>4</mn>
        </msup>
      </mrow>
    </mstyle>
    <annotation encoding="StarMath 5.0">color white {u in setR^4}</annotation>
  </semantics>
</math>
</file>

<file path=Object 9/content.xml><?xml version="1.0" encoding="utf-8"?>
<math xmlns="http://www.w3.org/1998/Math/MathML" display="block">
  <semantics>
    <mstyle color="white">
      <mrow>
        <mi>F</mi>
        <mrow>
          <mo fence="true" stretchy="false">(</mo>
          <mrow>
            <mrow>
              <mi>.</mi>
              <mi>,</mi>
              <mi>.</mi>
            </mrow>
          </mrow>
          <mo fence="true" stretchy="false">)</mo>
        </mrow>
      </mrow>
    </mstyle>
    <annotation encoding="StarMath 5.0">color white {F(.,.)}</annotation>
  </semantics>
</math>
</file>